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rsid="0001010a" officeooo:paragraph-rsid="0001010a"/>
    </style:style>
    <style:style style:name="P3" style:family="paragraph" style:parent-style-name="Text_20_body">
      <style:text-properties style:font-name="Arial" fo:font-weight="normal" officeooo:rsid="0001010a" officeooo:paragraph-rsid="0001010a" style:font-weight-asian="normal" style:font-weight-complex="normal"/>
    </style:style>
    <style:style style:name="P4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officeooo:paragraph-rsid="0001010a" style:font-size-asian="10pt" style:font-size-complex="10pt"/>
    </style:style>
    <style:style style:name="P5" style:family="paragraph" style:parent-style-name="Heading_20_1">
      <style:text-properties style:font-name="Arial"/>
    </style:style>
    <style:style style:name="P6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7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c0c0c0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odice_istanza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impres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componenti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familiari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3" draw:text-style-name="P7" svg:width="1.8268in" svg:height="0.2039in" svg:x="5.9925in" svg:y="10.6146in" draw:control="control5"/>
      <text:p text:style-name="P4">ID Istanza <draw:control text:anchor-type="as-char" svg:y="-0.1957in" draw:z-index="0" draw:name="prov_nascita" draw:style-name="gr1" draw:text-style-name="P6" svg:width="1.5724in" svg:height="0.276in" draw:control="control1"/></text:p>
      <text:h text:style-name="P5" text:outline-level="1">Riepilogo</text:h>
      <text:p text:style-name="P1"/>
      <text:p text:style-name="P2">Numero di imprese partecipate: <draw:control text:anchor-type="as-char" svg:y="-0.1957in" draw:z-index="1" draw:name="prov_nascita" draw:style-name="gr2" draw:text-style-name="P6" svg:width="1.5724in" svg:height="0.276in" draw:control="control2"/></text:p>
      <text:p text:style-name="P3">Numero di Soggetti previsti dal DLgs. n. 159/2011 art.85 e ss.mm.ii. : <draw:control text:anchor-type="as-char" svg:y="-0.1957in" draw:z-index="2" draw:name="prov_nascita" draw:style-name="gr2" draw:text-style-name="P6" svg:width="1.5724in" svg:height="0.276in" draw:control="control3"/></text:p>
      <text:p text:style-name="P3">Numero di Familiari Maggiorenni Conviventi: <draw:control text:anchor-type="as-char" svg:y="-0.1957in" draw:z-index="3" draw:name="prov_nascita" draw:style-name="gr2" draw:text-style-name="P6" svg:width="1.5724in" svg:height="0.276in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6:10:01.251960188</meta:creation-date>
    <dc:date>2017-02-09T16:19:22.424873995</dc:date>
    <meta:editing-duration>PT9M2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24" meta:character-count="166" meta:non-whitespace-character-count="143"/>
  </office:meta>
</office:document-meta>
</file>